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Tahoma1" svg:font-family="Tahoma"/>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1.27cm" fo:margin-right="0cm" fo:text-indent="-1.27cm" style:auto-text-indent="false" style:text-autospace="none">
        <style:tab-stops/>
      </style:paragraph-properties>
      <style:text-properties style:font-name="Arial1" fo:font-size="12pt" style:font-name-asian="Arial1" style:font-size-asian="12pt" style:font-name-complex="Arial1" style:font-size-complex="12pt"/>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Redding, 2001 #881}</text:p>
      <text:p text:style-name="P1">REDDING, P. (2001) Embodiment, Conceptuality and Intersubjectivity. <text:span text:style-name="T1">The Journal of Speculative Philosophy,</text:span> 15<text:span text:style-name="T2">,</text:span> 257-271.</text:p>
      <text:p text:style-name="Text_20_body"/>
      <text:p text:style-name="Text_20_body">Within his “radical empiricism,” James denied that there are any useful metaphysical issues concerning whether in experience we are immediately aware of our own mental states or of objects or properties in the external world. 258</text:p>
      <text:p text:style-name="Text_20_body">For the pragmatist a quality is deemed objective if it in some way reacts to its neighbours. 259</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ahoma1" svg:font-family="Tahoma"/>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meta:initial-creator>abm</meta:initial-creator>
    <meta:creation-date>2008-11-03T11:39:37</meta:creation-date>
    <dc:creator>abm</dc:creator>
    <dc:date>2008-11-03T11:58:00</dc:date>
    <meta:editing-cycles>3</meta:editing-cycles>
    <meta:editing-duration>PT18M23S</meta:editing-duration>
    <meta:user-defined meta:name="Info 1"/>
    <meta:user-defined meta:name="Info 2"/>
    <meta:user-defined meta:name="Info 3"/>
    <meta:user-defined meta:name="Info 4"/>
    <meta:document-statistic meta:table-count="0" meta:image-count="0" meta:object-count="0" meta:page-count="1" meta:paragraph-count="4" meta:word-count="72" meta:character-count="464"/>
  </office:meta>
</office:document-meta>
</file>